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questForQuotation-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questForQuotation">
            <text:p>RequestForQuotation</text:p>
          </table:table-cell>
          <table:table-cell table:style-name="ce8" office:value-type="string" office:string-value="Request For Quotation. Details">
            <text:p>Request For Quotation. Details</text:p>
          </table:table-cell>
          <table:table-cell table:style-name="ce8" office:value-type="string" office:string-value=""/>
          <table:table-cell table:style-name="ce8" office:value-type="string" office:string-value="Request For Quotation">
            <text:p>Request For Quot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text:p>Purchase Order</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a Quotation for goods and services from a Seller.">
            <text:p>A document used to request a Quotation for goods and services from a Sell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quest For Quotation. UBL Version Identifier. Identifier">
            <text:p>Request For Quotation. UBL Version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quest For Quotation. Customization Identifier. Identifier">
            <text:p>Request For Quotation. Customization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quest For Quotation. Profile Identifier. Identifier">
            <text:p>Request For Quotation. Profile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quest For Quotation. Profile Execution Identifier. Identifier">
            <text:p>Request For Quotation. Profile Execution Identifier.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quest For Quotation. Identifier">
            <text:p>Request For Quotation.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quest For Quotation. Copy_ Indicator. Indicator">
            <text:p>Request For Quotation. Copy_ Indicator. Indicator</text:p>
          </table:table-cell>
          <table:table-cell table:style-name="ce9" office:value-type="string" office:string-value=""/>
          <table:table-cell office:value-type="string" table:style-name="ce9" office:string-value="Request For Quotation">
            <text:p>Request For Quot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quest For Quotation. UUID. Identifier">
            <text:p>Request For Quotation. UUID. Identifier</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quest For Quotation. Issue Date. Date">
            <text:p>Request For Quotation. Issue Date. Date</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quest For Quotation. Issue Time. Time">
            <text:p>Request For Quotation. Issue Time. Time</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SubmissionDueDate">
            <text:p>SubmissionDueDate</text:p>
          </table:table-cell>
          <table:table-cell office:value-type="string" table:style-name="ce9" office:string-value="Request For Quotation. Submission Due Date. Date">
            <text:p>Request For Quotation. Submission Due Date. Date</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Submission Due">
            <text:p>Submission Due</text:p>
          </table:table-cell>
          <table:table-cell office:value-type="string" table:style-name="ce9" office:string-value="Date">
            <text:p>Date</text:p>
          </table:table-cell>
          <table:table-cell office:value-type="string" table:style-name="ce11" table:formula="of:=IF([.F12]&lt;&gt;&quot;&quot;;CONCATENATE([.F12];&quot; &quot;;[.G12]);[.G12])" office:string-value="Submission Due Date">
            <text:p>Submission D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ue date for submission of the Quotation.">
            <text:p>The due date for submission of the Quot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Request For Quotation. Note. Text">
            <text:p>Request For Quotation. Note. Text</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ricingCurrencyCode">
            <text:p>PricingCurrencyCode</text:p>
          </table:table-cell>
          <table:table-cell office:value-type="string" table:style-name="ce9" office:string-value="Request For Quotation. Pricing_ Currency Code. Code">
            <text:p>Request For Quotation. Pricing_ Currency Code. Code</text:p>
          </table:table-cell>
          <table:table-cell table:style-name="ce9" office:value-type="string" office:string-value=""/>
          <table:table-cell office:value-type="string" table:style-name="ce9" office:string-value="Request For Quotation">
            <text:p>Request For Quotation</text:p>
          </table:table-cell>
          <table:table-cell office:value-type="string" table:style-name="ce9" office:string-value="Pricing">
            <text:p>Pricing</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4]&lt;&gt;&quot;&quot;;CONCATENATE([.F14];&quot; &quot;;[.G14]);[.G14])"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currency that the Seller should use to price the Quotation.">
            <text:p>The currency that the Seller should use to price the Quotat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9" office:string-value="Request For Quotation. Line Count. Numeric">
            <text:p>Request For Quotation. Line Count. Numeric</text:p>
          </table:table-cell>
          <table:table-cell table:style-name="ce9" office:value-type="string" office:string-value=""/>
          <table:table-cell office:value-type="string" table:style-name="ce9" office:string-value="Request For Quotation">
            <text:p>Request For Quotation</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5]&lt;&gt;&quot;&quot;;CONCATENATE([.F15];&quot; &quot;;[.G15]);[.G15])"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5]&lt;&gt;&quot;&quot;;CONCATENATE([.J15];&quot;_ &quot;;[.I15];&quot;. Type&quot;);CONCATENATE([.I15];&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quest For Quotation Lines in this document.">
            <text:p>The number of Request For Quotation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questedValidityPeriod">
            <text:p>RequestedValidityPeriod</text:p>
          </table:table-cell>
          <table:table-cell table:style-name="ce10" office:value-type="string" office:string-value="Request For Quotation. Requested Validity_ Period. Period">
            <text:p>Request For Quotation. Requested Validity_ Period. Period</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Requested Validity">
            <text:p>Requested Validity</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validity period requested for this Quotation.">
            <text:p>The validity period requested for this Quot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atalogueDocumentReference">
            <text:p>CatalogueDocumentReference</text:p>
          </table:table-cell>
          <table:table-cell table:style-name="ce10" office:value-type="string" office:string-value="Request For Quotation. Catalogue_ Document Reference. Document Reference">
            <text:p>Request For Quotation. Catalogue_ Document Reference. Document Referenc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atalogue on which this Request for Quotation is based.">
            <text:p>The Catalogue on which this Request for Quotation is bas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Request For Quotation. Additional_ Document Reference. Document Reference">
            <text:p>Request For Quotation. Additional_ Document Reference. Document Referenc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Request For Quotation. Signature">
            <text:p>Request For Quotation. Signatur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OriginatorCustomerParty">
            <text:p>OriginatorCustomerParty</text:p>
          </table:table-cell>
          <table:table-cell table:style-name="ce10" office:value-type="string" office:string-value="Request For Quotation. Originator_ Customer Party. Customer Party">
            <text:p>Request For Quotation. Originator_ Customer Party. Customer Part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Request For Quotation. Seller_ Supplier Party. Supplier Party">
            <text:p>Request For Quotation. Seller_ Supplier Party. Supplier Part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10" office:value-type="string" office:string-value="Request For Quotation. Buyer_ Customer Party. Customer Party">
            <text:p>Request For Quotation. Buyer_ Customer Party. Customer Part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elivery">
            <text:p>Delivery</text:p>
          </table:table-cell>
          <table:table-cell table:style-name="ce10" office:value-type="string" office:string-value="Request For Quotation. Delivery">
            <text:p>Request For Quotation. Deliver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Delivery">
            <text:p>Delivery</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elivery">
            <text:p>Deliver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elivery associated with this document.">
            <text:p>A delivery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DeliveryTerms">
            <text:p>DeliveryTerms</text:p>
          </table:table-cell>
          <table:table-cell table:style-name="ce10" office:value-type="string" office:string-value="Request For Quotation. Delivery Terms">
            <text:p>Request For Quotation. Delivery Terms</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Delivery Terms">
            <text:p>Delivery Terms</text:p>
          </table:table-cell>
          <table:table-cell table:style-name="ce10" office:value-type="string"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elivery Terms">
            <text:p>Delivery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estinationCountry">
            <text:p>DestinationCountry</text:p>
          </table:table-cell>
          <table:table-cell table:style-name="ce10" office:value-type="string" office:string-value="Request For Quotation. Destination_ Country. Country">
            <text:p>Request For Quotation. Destination_ Country. Country</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Destination">
            <text:p>Destination</text:p>
          </table:table-cell>
          <table:table-cell table:style-name="ce10" office:value-type="string" office:string-value=""/>
          <table:table-cell table:style-name="ce10" office:value-type="string" office:string-value=""/>
          <table:table-cell table:style-name="ce10" table:formula="of:=[.M25]" office:value-type="string" office:string-value="Country">
            <text:p>Country</text:p>
          </table:table-cell>
          <table:table-cell table:style-name="ce10" office:value-type="string"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untry">
            <text:p>Countr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ountry of destination of potential orders (for customs purposes).">
            <text:p>The country of destination of potential orders (for customs purpos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Contract">
            <text:p>Contract</text:p>
          </table:table-cell>
          <table:table-cell table:style-name="ce10" office:value-type="string" office:string-value="Request For Quotation. Contract">
            <text:p>Request For Quotation. Contract</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associated with this Request for Quotation..">
            <text:p>A contract associated with this Request for Quot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RequestForQuotationLine">
            <text:p>RequestForQuotationLine</text:p>
          </table:table-cell>
          <table:table-cell table:style-name="ce10" office:value-type="string" office:string-value="Request For Quotation. Request For Quotation Line">
            <text:p>Request For Quotation. Request For Quotation Line</text:p>
          </table:table-cell>
          <table:table-cell table:style-name="ce10" office:value-type="string" office:string-value=""/>
          <table:table-cell table:style-name="ce10" office:value-type="string" office:string-value="Request For Quotation">
            <text:p>Request For Quot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Request For Quotation Line">
            <text:p>Request For Quotation Line</text:p>
          </table:table-cell>
          <table:table-cell table:style-name="ce10" office:value-type="string" office:string-value="Request For Quotation Line">
            <text:p>Request For Quotation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quest For Quotation Line">
            <text:p>Request For Quotation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specifying a kind of item of sale.">
            <text:p>A line specifying a kind of item of sal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